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9966" draw:opacity-name="Transparency_20_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6cb1d1" draw:fill-gradient-name="Gradient_20_1" draw:fill-hatch-name="Black_20_0_20_Degrees" draw:fill-image-name="Empty" draw:opacity-name="Transparency_20_7" draw:textarea-horizontal-align="justify" draw:textarea-vertical-align="middle" draw:auto-grow-height="false"/>
    </style:style>
    <style:style style:name="gr3" style:family="graphic" style:parent-style-name="standard">
      <style:graphic-properties draw:fill-color="#6cb1d1" draw:opacity-name="Transparency_20_7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66cc84" draw:opacity-name="Transparency_20_7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dash" draw:stroke-dash="_32__20_Dots_20_1_20_Dash" svg:stroke-color="#94006b" draw:fill="none" draw:textarea-horizontal-align="right" draw:textarea-vertical-align="bottom" draw:auto-grow-height="false"/>
    </style:style>
    <style:style style:name="gr7" style:family="graphic" style:parent-style-name="standard">
      <style:graphic-properties draw:fill-color="#ff9966" draw:opacity-name="Transparency_20_6" draw:fill-image-width="0cm" draw:fill-image-height="0cm" draw:textarea-horizontal-align="justify" draw:textarea-vertical-align="middle" draw:auto-grow-height="fals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6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color="#000080" fo:font-weight="bold" style:font-weight-asian="bold" style:font-weight-complex="bold"/>
    </style:style>
    <style:style style:name="T1" style:family="text">
      <style:text-properties fo:color="#000080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id="id2" draw:layer="layout" svg:width="9.25cm" svg:height="1.4cm" svg:x="8.25cm" svg:y="5cm">
          <text:p text:style-name="P1">Anwendungsmodel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" draw:layer="layout" svg:width="9.25cm" svg:height="1.3cm" svg:x="8.25cm" svg:y="2.2cm">
          <text:p text:style-name="P1">Anwendungsmodellieru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6648.367754830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4" draw:layer="layout" svg:width="9.25cm" svg:height="1.3cm" svg:x="8.25cm" svg:y="10.45cm">
          <text:p text:style-name="P1">Model validieren</text:p>
          <draw:enhanced-geometry svg:viewBox="0 0 21600 21600" draw:path-stretchpoint-x="10800" draw:path-stretchpoint-y="10800" draw:text-areas="?f3 ?f4 ?f5 ?f6" draw:type="round-rectangle" draw:modifiers="5495.46502690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2.875cm" svg:y1="3.5cm" svg:x2="12.874cm" svg:y2="5cm" draw:start-shape="id1" draw:start-glue-point="2" draw:end-shape="id2" draw:end-glue-point="4" svg:d="m12875 3500v751h-1v749">
          <text:p/>
        </draw:connector>
        <draw:connector draw:style-name="gr4" draw:text-style-name="P2" draw:layer="layout" svg:x1="12.874cm" svg:y1="6.398cm" svg:x2="12.875cm" svg:y2="7.831cm" draw:start-shape="id2" draw:start-glue-point="6" draw:end-shape="id3" draw:end-glue-point="0" svg:d="m12874 6398v718h1v715">
          <text:p/>
        </draw:connector>
        <draw:connector draw:style-name="gr4" draw:text-style-name="P2" draw:layer="layout" svg:x1="12.875cm" svg:y1="11.75cm" svg:x2="12.875cm" svg:y2="12.95cm" draw:start-shape="id4" draw:start-glue-point="2" draw:end-shape="id5" draw:end-glue-point="0" svg:d="m12875 11750v1200">
          <text:p/>
        </draw:connector>
        <draw:custom-shape draw:style-name="gr5" draw:text-style-name="P3" draw:layer="layout" svg:width="3.5cm" svg:height="1.5cm" svg:x="23.5cm" svg:y="12cm">
          <text:p text:style-name="P3">Type-Mapping</text:p>
          <draw:enhanced-geometry svg:viewBox="0 0 21600 21600" draw:text-areas="800 800 20800 20800" draw:type="round-rectangular-callout" draw:modifiers="-265.295629820051 29615.456362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id="id5" draw:layer="layout" svg:width="9.25cm" svg:height="1.3cm" svg:x="8.25cm" svg:y="12.95cm">
          <text:p text:style-name="P1">Modelmodifikation</text:p>
          <draw:enhanced-geometry svg:viewBox="0 0 21600 21600" draw:path-stretchpoint-x="10800" draw:path-stretchpoint-y="10800" draw:text-areas="?f3 ?f4 ?f5 ?f6" draw:type="round-rectangle" draw:modifiers="5495.46502690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6" draw:layer="layout" svg:width="9.25cm" svg:height="1.3cm" svg:x="8.25cm" svg:y="15.45cm">
          <text:p text:style-name="P1">Modell-zu-Text Transformation</text:p>
          <draw:enhanced-geometry svg:viewBox="0 0 21600 21600" draw:path-stretchpoint-x="10800" draw:path-stretchpoint-y="10800" draw:text-areas="?f3 ?f4 ?f5 ?f6" draw:type="round-rectangle" draw:modifiers="5495.46502690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2.875cm" svg:y1="14.25cm" svg:x2="12.875cm" svg:y2="15.45cm" draw:start-shape="id5" draw:start-glue-point="2" draw:end-shape="id6" draw:end-glue-point="0" svg:d="m12875 14250v1200">
          <text:p/>
        </draw:connector>
        <draw:connector draw:style-name="gr4" draw:text-style-name="P2" draw:layer="layout" svg:x1="12.875cm" svg:y1="16.75cm" svg:x2="12.874cm" svg:y2="18.2cm" draw:start-shape="id6" draw:start-glue-point="2" draw:end-shape="id7" draw:end-glue-point="4" svg:d="m12875 16750v726h-1v724">
          <text:p/>
        </draw:connector>
        <draw:custom-shape draw:style-name="gr5" draw:text-style-name="P3" draw:layer="layout" svg:width="4.75cm" svg:height="1.5cm" svg:x="19.25cm" svg:y="14.75cm">
          <text:p text:style-name="P3">Naming Conventions</text:p>
          <draw:enhanced-geometry svg:viewBox="0 0 21600 21600" draw:text-areas="800 800 20800 20800" draw:type="round-rectangular-callout" draw:modifiers="1895.85350452536 -8447.16855429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5.75cm" svg:height="3cm" svg:x="1.75cm" svg:y="14.5cm">
          <text:p text:style-name="P3">einzelne Packages von der Transformation auschließen</text:p>
          <draw:enhanced-geometry svg:viewBox="0 0 21600 21600" draw:text-areas="800 800 20800 20800" draw:type="round-rectangular-callout" draw:modifiers="20371.8309859155 -4980.739753415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4.5cm" svg:height="2cm" svg:x="2.5cm" svg:y="9.75cm">
          <text:p text:style-name="P3">base Package hinzufügen</text:p>
          <draw:enhanced-geometry svg:viewBox="0 0 21600 21600" draw:text-areas="800 800 20800 20800" draw:type="round-rectangular-callout" draw:modifiers="19459.6756276383 29005.09745127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4.5cm" svg:height="2.75cm" svg:x="18.5cm" svg:y="9.75cm">
          <text:p text:style-name="P3">voll qualifizierten Namen bestimmen</text:p>
          <draw:enhanced-geometry svg:viewBox="0 0 21600 21600" draw:text-areas="800 800 20800 20800" draw:type="round-rectangular-callout" draw:modifiers="100.777604976672 25769.24754634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26.25cm" svg:height="10.25cm" svg:x="1cm" svg:y="8.5cm">
          <text:p text:style-name="P4"><text:span text:style-name="T1">GeneSEZ Frame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3" draw:layer="layout" svg:width="9.25cm" svg:height="1.3cm" svg:x="8.25cm" svg:y="7.831cm">
          <text:p text:style-name="P1">Model Adapter</text:p>
          <draw:enhanced-geometry svg:viewBox="0 0 21600 21600" draw:path-stretchpoint-x="10800" draw:path-stretchpoint-y="10800" draw:text-areas="?f3 ?f4 ?f5 ?f6" draw:type="round-rectangle" draw:modifiers="5495.46502690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2.875cm" svg:y1="9.131cm" svg:x2="12.875cm" svg:y2="10.45cm" draw:start-shape="id3" draw:start-glue-point="2" draw:end-shape="id4" draw:end-glue-point="0" svg:d="m12875 9131v1319">
          <text:p/>
        </draw:connector>
        <draw:custom-shape draw:style-name="gr7" draw:text-style-name="P1" draw:id="id7" draw:layer="layout" svg:width="9.25cm" svg:height="1.4cm" svg:x="8.25cm" svg:y="18.2cm">
          <text:p text:style-name="P1">Quellcode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opacity draw:name="Transparency_20_6" draw:display-name="Transparency 6" draw:style="rectangular" draw:cx="50%" draw:cy="50%" draw:start="50%" draw:end="100%" draw:angle="0" draw:border="0%"/>
    <draw:opacity draw:name="Transparency_20_7" draw:display-name="Transparency 7" draw:style="rectangular" draw:cx="50%" draw:cy="50%" draw:start="60%" draw:end="100%" draw:angle="0" draw:border="0%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toh</meta:initial-creator>
    <meta:creation-date>2008-07-30T13:17:57</meta:creation-date>
    <dc:creator>toh</dc:creator>
    <dc:date>2008-07-30T15:15:12</dc:date>
    <meta:editing-cycles>5</meta:editing-cycles>
    <meta:editing-duration>PT1H57M16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